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1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0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20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set read-only NFS client boot Server?</text:p>
      <text:p text:style-name="Standard"/>
      <text:list xml:id="list1221458857" text:style-name="L1">
        <text:list-item>
          <text:p text:style-name="P1">change /etc/exports as the following,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/export/nfsos <text:s text:c="2"/>10.10.0.201(rw,no_root_squash,async,insecure) *(ro,no_root_squash,async,insecure)</text:p>
          </table:table-cell>
        </table:table-row>
      </table:table>
      <text:p text:style-name="Standard"/>
      <text:list xml:id="list857116116" text:style-name="L2">
        <text:list-item>
          <text:list>
            <text:list-item>
              <text:list>
                <text:list-item>
                  <text:list>
                    <text:list-header>
                      <text:p text:style-name="P2">10.10.0.201 read &amp; write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other servers:</text:p>
      <text:p text:style-name="Standard"><text:tab/><text:tab/><text:tab/><text:tab/>read only</text:p>
      <text:p text:style-name="Standard"/>
      <text:list xml:id="list984273829" text:style-name="L3">
        <text:list-item>
          <text:p text:style-name="P3">/tftpboot/pxelinux.cfg/default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PROMPT 0</text:p>
            <text:p text:style-name="Table_20_Contents">DEFAULT linux</text:p>
            <text:p text:style-name="Table_20_Contents">LABEL linux</text:p>
            <text:p text:style-name="Table_20_Contents"><text:s text:c="2"/>KERNEL vmlinuz-3.5.0-23-generic</text:p>
            <text:p text:style-name="Table_20_Contents"><text:s text:c="2"/>APPEND root=/dev/nfs initrd=initrd.imgnew5 nfsroot=10.10.0.50:/export/nfsos/newnfsroot ip=:::::eth0:dhcp rw</text:p>
          </table:table-cell>
        </table:table-row>
      </table:table>
      <text:list xml:id="list765599457" text:style-name="L4">
        <text:list-item>
          <text:p text:style-name="P4">/etc/dhcp/dhcp.conf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subnet 10.10.0.0 netmask 255.255.255.0 {</text:p>
            <text:p text:style-name="Table_20_Contents"><text:s text:c="4"/>range 10.10.0.200 10.10.0.250;</text:p>
            <text:p text:style-name="Table_20_Contents"><text:s text:c="4"/>option broadcast-address 10.10.0.255;</text:p>
            <text:p text:style-name="Table_20_Contents"><text:s text:c="4"/>option routers 10.10.0.1;</text:p>
            <text:p text:style-name="Table_20_Contents"><text:s text:c="4"/>option domain-name-servers 166.111.8.28;</text:p>
            <text:p text:style-name="Table_20_Contents"><text:s text:c="4"/>option domain-name-servers 166.111.8.29;</text:p>
            <text:p text:style-name="Table_20_Contents"><text:s text:c="4"/>option domain-name-servers 8.8.4.4;</text:p>
            <text:p text:style-name="Table_20_Contents"></text:p>
            <text:p text:style-name="Table_20_Contents"><text:s text:c="4"/>filename "/pxelinux.0";</text:p>
            <text:p text:style-name="Table_20_Contents">}</text:p>
            <text:p text:style-name="Table_20_Contents"></text:p>
            <text:p text:style-name="Table_20_Contents"># eth0 of NFS server</text:p>
            <text:p text:style-name="Table_20_Contents">host nfseth0 {</text:p>
            <text:p text:style-name="Table_20_Contents"><text:s text:c="4"/>hardware ethernet 60:de:44:75:14:3a;</text:p>
            <text:p text:style-name="Table_20_Contents"><text:s text:c="4"/>fixed-address 10.10.0.50;</text:p>
            <text:p text:style-name="Table_20_Contents">}</text:p>
            <text:p text:style-name="Table_20_Contents"></text:p>
            <text:p text:style-name="Table_20_Contents"># eth1 of NFS server</text:p>
            <text:p text:style-name="Table_20_Contents">host nfseth1 {</text:p>
            <text:p text:style-name="Table_20_Contents"><text:s text:c="4"/>hardware ethernet 60:de:44:75:14:3b;</text:p>
            <text:p text:style-name="Table_20_Contents"><text:s text:c="4"/>fixed-address 10.10.0.51;</text:p>
            <text:p text:style-name="Table_20_Contents">}</text:p>
            <text:p text:style-name="Table_20_Contents">host client1eth0{</text:p>
            <text:p text:style-name="Table_20_Contents"><text:s text:c="4"/>hardware ethernet 60:de:44:75:14:34;</text:p>
            <text:p text:style-name="Table_20_Contents"><text:s text:c="4"/>fixed-address 10.10.0.200;</text:p>
            <text:p text:style-name="Table_20_Contents">}</text:p>
            <text:p text:style-name="Table_20_Contents"># nfs client test: head node</text:p>
            <text:p text:style-name="Table_20_Contents">host client2eth0{</text:p>
            <text:p text:style-name="Table_20_Contents"><text:s text:c="4"/>hardware ethernet 60:de:44:75:14:46;</text:p>
            <text:p text:style-name="Table_20_Contents"><text:s text:c="4"/>fixed-address 10.10.0.201;</text:p>
            <text:p text:style-name="Table_20_Contents"><text:soft-page-break/>}</text:p>
            <text:p text:style-name="Table_20_Contents"></text:p>
            <text:p text:style-name="Table_20_Contents">host client3eth0{</text:p>
            <text:p text:style-name="Table_20_Contents"><text:s text:c="4"/>hardware ethernet 60:DE:44:75:14:40;</text:p>
            <text:p text:style-name="Table_20_Contents"><text:s text:c="4"/>fixed-address 10.10.0.202;</text:p>
            <text:p text:style-name="Table_20_Contents">}</text:p>
          </table:table-cell>
        </table:table-row>
      </table:table>
      <text:list xml:id="list1770483279" text:continue-numbering="true" text:style-name="L4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ang </meta:initial-creator>
    <meta:creation-date>2013-03-30T12:27:14</meta:creation-date>
    <dc:date>2013-03-30T12:34:13</dc:date>
    <dc:creator>huang </dc:creator>
    <meta:editing-duration>P0D</meta:editing-duration>
    <meta:editing-cycles>1</meta:editing-cycles>
    <meta:document-statistic meta:table-count="3" meta:image-count="0" meta:object-count="0" meta:page-count="2" meta:paragraph-count="49" meta:word-count="127" meta:character-count="1213" meta:non-whitespace-character-count="1100"/>
    <meta:generator>LibreOffice/3.5$Linux_x86 LibreOffice_project/350m1$Build-2</meta:generator>
  </office:meta>
</office:document-meta>
</file>